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style:font-name="Calibri" officeooo:paragraph-rsid="002386af"/>
    </style:style>
    <style:style style:name="P2" style:family="paragraph" style:parent-style-name="Title">
      <style:text-properties style:font-name="Calibri" officeooo:rsid="000cc793" officeooo:paragraph-rsid="00460a15"/>
    </style:style>
    <style:style style:name="P3" style:family="paragraph" style:parent-style-name="Text_20_body"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4" style:family="paragraph" style:parent-style-name="Text_20_body">
      <style:text-properties fo:color="#2a6099" loext:opacity="100%" style:font-name="Calibri" fo:font-size="18pt" style:text-underline-style="solid" style:text-underline-width="auto" style:text-underline-color="font-color" fo:font-weight="bold" officeooo:rsid="0057abf8" officeooo:paragraph-rsid="0057abf8" style:font-size-asian="18pt" style:font-weight-asian="bold" style:font-size-complex="18pt" style:font-weight-complex="bold"/>
    </style:style>
    <style:style style:name="P5" style:family="paragraph" style:parent-style-name="Text_20_body">
      <style:text-properties officeooo:paragraph-rsid="004b866e"/>
    </style:style>
    <style:style style:name="P6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4pt" fo:language="fr" fo:country="FR" style:text-underline-style="none" fo:font-weight="normal" officeooo:rsid="00597fbf" officeooo:paragraph-rsid="00597fbf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4pt" fo:language="fr" fo:country="FR" style:text-underline-style="none" fo:font-weight="normal" officeooo:rsid="005ab9c1" officeooo:paragraph-rsid="005ab9c1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4pt" fo:language="fr" fo:country="FR" style:text-underline-style="none" fo:font-weight="normal" officeooo:rsid="005be1d8" officeooo:paragraph-rsid="005be1d8" style:font-size-asian="14pt" style:font-weight-asian="normal" style:font-size-complex="14pt" style:font-weight-complex="normal"/>
    </style:style>
    <style:style style:name="T1" style:family="text">
      <style:text-properties fo:font-size="12pt" fo:font-weight="normal" officeooo:rsid="0057abf8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fo:font-size="12pt" fo:font-weight="normal" officeooo:rsid="00596fbd" style:font-name-asian="Noto Sans CJK SC" style:font-size-asian="12pt" style:font-weight-asian="normal" style:font-name-complex="Lohit Devanagari" style:font-size-complex="12pt" style:font-weight-complex="normal"/>
    </style:style>
    <style:style style:name="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3465a4" loext:opacity="100%" style:text-underline-style="solid" style:text-underline-width="auto" style:text-underline-color="font-color"/>
    </style:style>
    <style:style style:name="T8" style:family="text">
      <style:text-properties fo:color="#3465a4" loext:opacity="100%" style:text-underline-style="solid" style:text-underline-width="auto" style:text-underline-color="font-color" officeooo:rsid="0057abf8"/>
    </style:style>
    <style:style style:name="T9" style:family="text">
      <style:text-properties fo:color="#3465a4" loext:opacity="100%" style:font-name="Calibri" style:text-underline-style="solid" style:text-underline-width="auto" style:text-underline-color="font-color"/>
    </style:style>
    <style:style style:name="T10" style:family="text">
      <style:text-properties fo:color="#3465a4" loext:opacity="100%" fo:font-size="28pt" style:text-underline-style="solid" style:text-underline-width="auto" style:text-underline-color="font-color" fo:font-weight="bold" officeooo:rsid="00596fbd" style:font-name-asian="Noto Sans CJK SC" style:font-size-asian="28pt" style:font-weight-asian="bold" style:font-name-complex="Lohit Devanagari" style:font-size-complex="28pt" style:font-weight-complex="bold"/>
    </style:style>
    <style:style style:name="T11" style:family="text">
      <style:text-properties style:text-underline-style="none"/>
    </style:style>
    <style:style style:name="T12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13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14" style:family="text">
      <style:text-properties style:font-name="Calibri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15" style:family="text">
      <style:text-properties officeooo:rsid="005c92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T</text:span><text:span text:style-name="T8">rame a</text:span><text:span text:style-name="T7">ctivité </text:span><text:span text:style-name="T10">3</text:span><text:span text:style-name="T9">: <text:s/>.</text:span></text:p>
      <text:p text:style-name="P3"><text:span text:style-name="T6">Objectifs :</text:span><text:span text:style-name="T11"> </text:span></text:p>
      <text:p text:style-name="P5"><text:span text:style-name="T12">-</text:span><text:span text:style-name="T13"> </text:span><text:span text:style-name="T14">Verbe à l’infinitif objectif type</text:span></text:p>
      <text:p text:style-name="P4">Matériel :</text:p>
      <text:p text:style-name="P4"/>
      <text:p text:style-name="P4">Trame :</text:p>
      <text:p text:style-name="P6">Définition <text:span text:style-name="T15">transformation</text:span> chimique, physique, mélange etc</text:p>
      <text:p text:style-name="P7">Quelques exemple et entraînement de distinction entre les deux</text:p>
      <text:p text:style-name="P8">Construire méthode distinction</text:p>
      <text:p text:style-name="P8">On apprends réaction ← → phras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text-align="start" style:justify-single-word="false"/>
      <style:text-properties style:font-name="Calibri" officeooo:paragraph-rsid="002386af"/>
    </style:style>
    <style:style style:name="MT1" style:family="text">
      <style:text-properties fo:font-size="12pt" fo:font-weight="normal" officeooo:rsid="0057abf8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3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2pt" fo:font-weight="normal" officeooo:rsid="00596fbd" style:font-name-asian="Noto Sans CJK SC" style:font-size-asian="12pt" style:font-weight-asian="normal" style:font-name-complex="Lohit Devanagari" style:font-size-complex="12pt" style:font-weight-complex="normal"/>
    </style:style>
    <style:style style:name="M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Trame a</text:span><text:span text:style-name="MT2">ctivité </text:span><text:span text:style-name="MT3">n°</text:span><text:span text:style-name="MT4">3</text:span><text:span text:style-name="MT5"><text:tab/><text:tab/><text:tab/><text:tab/> <text:s text:c="9"/><text:tab/><text:tab/><text:tab/><text:tab/><text:tab/><text:tab/><text:tab/><text:tab/><text:tab/> <text:s text:c="3"/></text:span><text:span text:style-name="MT5"><text:page-number text:select-page="current">1</text:page-number></text:span><text:span text:style-name="MT5">/</text:span><text:span text:style-name="MT5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M27S</meta:editing-duration>
    <meta:editing-cycles>6</meta:editing-cycles>
    <meta:generator>LibreOffice/7.0.4.2$Linux_X86_64 LibreOffice_project/00$Build-2</meta:generator>
    <meta:creation-date>2020-12-27T12:13:10.711780540</meta:creation-date>
    <meta:initial-creator>J Cercy</meta:initial-creator>
    <dc:date>2020-12-27T15:57:58.211653319</dc:date>
    <dc:creator>J Cercy</dc:creator>
    <meta:document-statistic meta:table-count="0" meta:image-count="0" meta:object-count="0" meta:page-count="1" meta:paragraph-count="10" meta:word-count="44" meta:character-count="312" meta:non-whitespace-character-count="250"/>
  </office:meta>
</office:document-meta>
</file>